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444d06" officeooo:paragraph-rsid="00a579a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22"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23"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69"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71"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72" style:family="paragraph" style:parent-style-name="Standard">
      <style:text-properties style:font-name="Arial" officeooo:rsid="001c1f8f" officeooo:paragraph-rsid="001c1f8f"/>
    </style:style>
    <style:style style:name="P73" style:family="paragraph" style:parent-style-name="Standard">
      <style:text-properties style:font-name="Arial" officeooo:rsid="001bc6b2" officeooo:paragraph-rsid="001bc6b2"/>
    </style:style>
    <style:style style:name="P74" style:family="paragraph" style:parent-style-name="Standard">
      <style:text-properties style:font-name="Arial" fo:font-weight="normal" officeooo:rsid="001c1f8f" officeooo:paragraph-rsid="001c1f8f" style:font-weight-asian="normal" style:font-weight-complex="normal"/>
    </style:style>
    <style:style style:name="P75" style:family="paragraph" style:parent-style-name="Standard">
      <style:text-properties style:use-window-font-color="true" loext:opacity="0%" style:font-name="Arial" officeooo:rsid="001bc6b2" officeooo:paragraph-rsid="001bc6b2" fo:background-color="transparent"/>
    </style:style>
    <style:style style:name="P76" style:family="paragraph" style:parent-style-name="Standard" style:list-style-name="L1">
      <style:text-properties style:font-name="Arial" fo:font-weight="bold" officeooo:rsid="0042e3af" officeooo:paragraph-rsid="0042e3af" style:font-weight-asian="bold" style:font-weight-complex="bold"/>
    </style:style>
    <style:style style:name="P77"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8"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79"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80"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81"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82"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83"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84"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85"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86"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7" style:family="paragraph" style:parent-style-name="Standard">
      <style:text-properties style:font-name="Arial" fo:font-style="normal" fo:font-weight="bold" officeooo:rsid="00444d06" officeooo:paragraph-rsid="00a7cc0a" fo:background-color="transparent" style:font-style-asian="normal" style:font-weight-asian="bold" style:font-style-complex="normal" style:font-weight-complex="bold"/>
    </style:style>
    <style:style style:name="P88"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89"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90"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91"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92"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93" style:family="paragraph" style:parent-style-name="Standard" style:list-style-name="L6">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94"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5"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6" style:family="paragraph" style:parent-style-name="Standard" style:list-style-name="L9">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7" style:family="paragraph" style:parent-style-name="Standard" style:list-style-name="L2">
      <style:text-properties style:font-name="Arial" officeooo:rsid="001bc6b2" officeooo:paragraph-rsid="001bc6b2"/>
    </style:style>
    <style:style style:name="P98" style:family="paragraph" style:parent-style-name="Standard" style:list-style-name="L8">
      <style:text-properties style:font-name="Arial" officeooo:paragraph-rsid="004c37fa"/>
    </style:style>
    <style:style style:name="P99" style:family="paragraph" style:parent-style-name="Standard" style:list-style-name="L9">
      <style:text-properties style:font-name="Arial" officeooo:paragraph-rsid="004c37fa"/>
    </style:style>
    <style:style style:name="P100"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P101" style:family="paragraph" style:parent-style-name="Standard" style:list-style-name="L6">
      <style:text-properties officeooo:paragraph-rsid="009fdf6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372daa"/>
    </style:style>
    <style:style style:name="T25" style:family="text">
      <style:text-properties officeooo:rsid="003a182d"/>
    </style:style>
    <style:style style:name="T26" style:family="text">
      <style:text-properties officeooo:rsid="003f05e2"/>
    </style:style>
    <style:style style:name="T27" style:family="text">
      <style:text-properties officeooo:rsid="004f43da"/>
    </style:style>
    <style:style style:name="T28" style:family="text">
      <style:text-properties fo:font-weight="bold" officeooo:rsid="00542f1b" style:font-weight-asian="bold" style:font-weight-complex="bold"/>
    </style:style>
    <style:style style:name="T29" style:family="text">
      <style:text-properties fo:font-weight="bold" officeooo:rsid="0052bcca" fo:background-color="#ffb66c" loext:char-shading-value="0" style:font-weight-asian="bold" style:font-weight-complex="bold"/>
    </style:style>
    <style:style style:name="T30" style:family="text">
      <style:text-properties officeooo:rsid="00533ab9"/>
    </style:style>
    <style:style style:name="T31" style:family="text">
      <style:text-properties officeooo:rsid="00542f1b"/>
    </style:style>
    <style:style style:name="T32" style:family="text">
      <style:text-properties officeooo:rsid="0058cdfd"/>
    </style:style>
    <style:style style:name="T33" style:family="text">
      <style:text-properties officeooo:rsid="005a6fc9"/>
    </style:style>
    <style:style style:name="T34" style:family="text">
      <style:text-properties officeooo:rsid="005c29c9"/>
    </style:style>
    <style:style style:name="T35" style:family="text">
      <style:text-properties officeooo:rsid="005cc647"/>
    </style:style>
    <style:style style:name="T36" style:family="text">
      <style:text-properties officeooo:rsid="005cc647" fo:background-color="#ffa6a6" loext:char-shading-value="0"/>
    </style:style>
    <style:style style:name="T37" style:family="text">
      <style:text-properties officeooo:rsid="0073c04b" fo:background-color="#ffa6a6" loext:char-shading-value="0"/>
    </style:style>
    <style:style style:name="T38" style:family="text">
      <style:text-properties officeooo:rsid="005e76c5"/>
    </style:style>
    <style:style style:name="T39" style:family="text">
      <style:text-properties officeooo:rsid="006366c2"/>
    </style:style>
    <style:style style:name="T40" style:family="text">
      <style:text-properties officeooo:rsid="0064adfa"/>
    </style:style>
    <style:style style:name="T41" style:family="text">
      <style:text-properties officeooo:rsid="00697a16"/>
    </style:style>
    <style:style style:name="T42"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3"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a32468" fo:background-color="transparent" loext:char-shading-value="0" style:font-style-asian="normal" style:font-weight-asian="normal" style:font-style-complex="normal" style:font-weight-complex="normal"/>
    </style:style>
    <style:style style:name="T46" style:family="text">
      <style:text-properties officeooo:rsid="006f63ae"/>
    </style:style>
    <style:style style:name="T47" style:family="text">
      <style:text-properties officeooo:rsid="00735b71"/>
    </style:style>
    <style:style style:name="T48" style:family="text">
      <style:text-properties fo:background-color="#ff972f" loext:char-shading-value="0"/>
    </style:style>
    <style:style style:name="T49" style:family="text">
      <style:text-properties officeooo:rsid="00735b71" fo:background-color="#ff972f" loext:char-shading-value="0"/>
    </style:style>
    <style:style style:name="T50" style:family="text">
      <style:text-properties officeooo:rsid="0037261d"/>
    </style:style>
    <style:style style:name="T51" style:family="text">
      <style:text-properties officeooo:rsid="0073c04b"/>
    </style:style>
    <style:style style:name="T52" style:family="text">
      <style:text-properties officeooo:rsid="007634f7"/>
    </style:style>
    <style:style style:name="T53" style:family="text">
      <style:text-properties officeooo:rsid="0079a4c2"/>
    </style:style>
    <style:style style:name="T54" style:family="text">
      <style:text-properties officeooo:rsid="00276e5f"/>
    </style:style>
    <style:style style:name="T55" style:family="text">
      <style:text-properties officeooo:rsid="007dddbe"/>
    </style:style>
    <style:style style:name="T56" style:family="text">
      <style:text-properties officeooo:rsid="007f5ec3"/>
    </style:style>
    <style:style style:name="T57" style:family="text">
      <style:text-properties officeooo:rsid="0080df81"/>
    </style:style>
    <style:style style:name="T58" style:family="text">
      <style:text-properties officeooo:rsid="00508af5"/>
    </style:style>
    <style:style style:name="T59" style:family="text">
      <style:text-properties officeooo:rsid="008632f6"/>
    </style:style>
    <style:style style:name="T60" style:family="text">
      <style:text-properties fo:background-color="#ff8000" loext:char-shading-value="0"/>
    </style:style>
    <style:style style:name="T61" style:family="text">
      <style:text-properties officeooo:rsid="00882a1c"/>
    </style:style>
    <style:style style:name="T62" style:family="text">
      <style:text-properties officeooo:rsid="0088d4a9"/>
    </style:style>
    <style:style style:name="T63" style:family="text">
      <style:text-properties officeooo:rsid="008a4e10"/>
    </style:style>
    <style:style style:name="T64" style:family="text">
      <style:text-properties officeooo:rsid="008b5328"/>
    </style:style>
    <style:style style:name="T65" style:family="text">
      <style:text-properties officeooo:rsid="008c5e65"/>
    </style:style>
    <style:style style:name="T66" style:family="text">
      <style:text-properties officeooo:rsid="008ea068"/>
    </style:style>
    <style:style style:name="T67" style:family="text">
      <style:text-properties officeooo:rsid="00905f9b"/>
    </style:style>
    <style:style style:name="T68" style:family="text">
      <style:text-properties officeooo:rsid="00923db2"/>
    </style:style>
    <style:style style:name="T69" style:family="text">
      <style:text-properties officeooo:rsid="0092f153"/>
    </style:style>
    <style:style style:name="T70" style:family="text">
      <style:text-properties officeooo:rsid="0096a3bf"/>
    </style:style>
    <style:style style:name="T71" style:family="text">
      <style:text-properties officeooo:rsid="00981c47"/>
    </style:style>
    <style:style style:name="T72" style:family="text">
      <style:text-properties officeooo:rsid="00987008"/>
    </style:style>
    <style:style style:name="T73" style:family="text">
      <style:text-properties officeooo:rsid="009cc046"/>
    </style:style>
    <style:style style:name="T74" style:family="text">
      <style:text-properties officeooo:rsid="009e26c0"/>
    </style:style>
    <style:style style:name="T75" style:family="text">
      <style:text-properties style:font-name="Arial" fo:font-style="normal" fo:font-weight="normal" officeooo:rsid="00444d06" fo:background-color="transparent" loext:char-shading-value="0" style:font-style-asian="normal" style:font-weight-asian="normal" style:font-style-complex="normal" style:font-weight-complex="normal"/>
    </style:style>
    <style:style style:name="T76" style:family="text">
      <style:text-properties style:font-name="Arial" fo:font-style="normal" fo:font-weight="normal" officeooo:rsid="009fdf6a" fo:background-color="transparent" loext:char-shading-value="0" style:font-style-asian="normal" style:font-weight-asian="normal" style:font-style-complex="normal" style:font-weight-complex="normal"/>
    </style:style>
    <style:style style:name="T77" style:family="text">
      <style:text-properties officeooo:rsid="009fdf6a"/>
    </style:style>
    <style:style style:name="T78" style:family="text">
      <style:text-properties officeooo:rsid="00a1eb82"/>
    </style:style>
    <style:style style:name="T79" style:family="text">
      <style:text-properties officeooo:rsid="00a396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 </text:span>Final Project – National Investigation Unit,</text:p>
      <text:p text:style-name="P4"><text:span text:style-name="T30"># </text:span>Scenario 3 – Suspect flees the scene.</text:p>
      <text:p text:style-name="P8"/>
      <text:p text:style-name="P8"><text:span text:style-name="T30">### </text:span>Daryl Bishop, Ryan Donaghue, Danny Martin, Samuel Knapp, Katie Barrett &amp; Lily Finnegan-Hutchinson.</text:p>
      <text:p text:style-name="P8"/>
      <text:p text:style-name="P9">Presentation slides:</text:p>
      <text:p text:style-name="P10"/>
      <text:p text:style-name="P8"/>
      <text:p text:style-name="P87">* * * * *</text:p>
      <text:p text:style-name="P2"/>
      <text:p text:style-name="P2"><text:span text:style-name="T30">### </text:span>Contents </text:p>
      <text:p text:style-name="P11"/>
      <text:list xml:id="list3015826978" text:style-name="L1">
        <text:list-item>
          <text:p text:style-name="P76">Project <text:span text:style-name="T62">B</text:span>rief</text:p>
          <text:list>
            <text:list-item>
              <text:p text:style-name="P77">Background</text:p>
            </text:list-item>
            <text:list-item>
              <text:p text:style-name="P78">Scenario 3 – Suspect flees the scene</text:p>
            </text:list-item>
          </text:list>
        </text:list-item>
        <text:list-item>
          <text:p text:style-name="P79">Project Management/Version Control</text:p>
          <text:list>
            <text:list-item>
              <text:p text:style-name="P88">Risk Assessment:</text:p>
            </text:list-item>
            <text:list-item>
              <text:p text:style-name="P90">Jira/Git:</text:p>
            </text:list-item>
            <text:list-item>
              <text:p text:style-name="P92">Data Structure Planning:</text:p>
            </text:list-item>
          </text:list>
        </text:list-item>
        <text:list-item>
          <text:p text:style-name="P80">Backend</text:p>
        </text:list-item>
        <text:list-item>
          <text:p text:style-name="P81">Frontend</text:p>
        </text:list-item>
        <text:list-item>
          <text:p text:style-name="P80">Testing</text:p>
        </text:list-item>
        <text:list-item>
          <text:p text:style-name="P83">Dev<text:span text:style-name="T61">O</text:span>ps</text:p>
        </text:list-item>
        <text:list-item>
          <text:p text:style-name="P84">Application User Guide</text:p>
        </text:list-item>
        <text:list-item>
          <text:p text:style-name="P85">Stretch Goals</text:p>
        </text:list-item>
        <text:list-item>
          <text:p text:style-name="P86">Acknowledgements</text:p>
        </text:list-item>
      </text:list>
      <text:p text:style-name="P14"/>
      <text:p text:style-name="P14">* * * * *</text:p>
      <text:p text:style-name="P8"/>
      <text:p text:style-name="P1"><text:span text:style-name="T30">### </text:span>Project <text:span text:style-name="T62">B</text:span>rief</text:p>
      <text:p text:style-name="P8"/>
      <text:p text:style-name="P8">In your team of 5-6 people implement a minimum of one of the three scenarios presented. </text:p>
      <text:p text:style-name="P72">As well as the implementation, your team <text:span text:style-name="T3">will be responsible for:</text:span></text:p>
      <text:p text:style-name="P72"/>
      <text:list xml:id="list1961119108" text:style-name="L2">
        <text:list-item>
          <text:p text:style-name="P97"><text:span text:style-name="T39">G</text:span>enerating a backlog from the brief.</text:p>
        </text:list-item>
        <text:list-item>
          <text:p text:style-name="P97"><text:span text:style-name="T39">L</text:span>iaising with your appointed product owner, to validate any assumptions and answer any questions.</text:p>
        </text:list-item>
      </text:list>
      <text:p text:style-name="P73"/>
      <text:p text:style-name="P73"><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text:span><text:span text:style-name="T63">O</text:span><text:span text:style-name="T6">ps, </text:span><text:span text:style-name="T1">and </text:span>may require some additional self guided learning. </text:p>
      <text:p text:style-name="P73"/>
      <text:p text:style-name="P75">The technologies we used in this project:</text:p>
      <text:p text:style-name="P75"/>
      <text:list xml:id="list369937687" text:style-name="L3">
        <text:list-item>
          <text:p text:style-name="P100">Project Management: Jira Scrum board</text:p>
        </text:list-item>
        <text:list-item>
          <text:p text:style-name="P100">Version Control: Git</text:p>
        </text:list-item>
        <text:list-item>
          <text:p text:style-name="P100">CI Server: Jenkins</text:p>
        </text:list-item>
        <text:list-item>
          <text:p text:style-name="P100">Cloud Server: AWS EC2</text:p>
        </text:list-item>
        <text:list-item>
          <text:p text:style-name="P100">Database Server: AWS RDS</text:p>
        </text:list-item>
        <text:list-item>
          <text:p text:style-name="P100">Containerisation: Docker <text:span text:style-name="T4">Swarm</text:span></text:p>
        </text:list-item>
        <text:list-item>
          <text:p text:style-name="P100">Reverse Proxy: NGINX</text:p>
        </text:list-item>
      </text:list>
      <text:p text:style-name="P8"><text:soft-page-break/></text:p>
      <text:p text:style-name="P3"><text:span text:style-name="T31">### </text:span>Scenario 3 – Suspect flees the scene</text:p>
      <text:p text:style-name="P7"/>
      <text:p text:style-name="P5"><text:span text:style-name="T31">### </text:span>Background</text:p>
      <text:p text:style-name="P5"/>
      <text:p text:style-name="P74">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4"/>
      <text:p text:style-name="P6"><text:span text:style-name="T31">### </text:span>Scenario 3 – Suspect flees the scene</text:p>
      <text:p text:style-name="P6"/>
      <text:p text:style-name="P23">An officer has spotted a suspect fleeing the scene of an incident in a car. They have reported back with the car’s number plate. The investigat<text:span text:style-name="T39">ors</text:span> now need to search <text:span text:style-name="T40">with the</text:span> car registration to work out:</text:p>
      <text:p text:style-name="P23"/>
      <text:list xml:id="list2575884539" text:style-name="L4">
        <text:list-item>
          <text:p text:style-name="P89"><text:span text:style-name="T25">W</text:span>ho the suspect was?</text:p>
        </text:list-item>
        <text:list-item>
          <text:p text:style-name="P89">Where else have they been?</text:p>
        </text:list-item>
      </text:list>
      <text:p text:style-name="P15"/>
      <text:p text:style-name="P15">* * * * *</text:p>
      <text:p text:style-name="P23"/>
      <text:p text:style-name="P12"><text:span text:style-name="T31">### </text:span>Project Management/Version Control</text:p>
      <text:p text:style-name="P23"/>
      <text:p text:style-name="P12"><text:span text:style-name="T31">### </text:span>Risk Assessment</text:p>
      <text:p text:style-name="P24"/>
      <text:p text:style-name="P24">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4"><text:line-break/>![Image <text:span text:style-name="T33">1</text:span>](ReadmeImages/18.RiskAssessment.<text:span text:style-name="T33">png</text:span>)</text:p>
      <text:p text:style-name="P63"/>
      <text:p text:style-name="P29">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9"/>
      <text:p text:style-name="P30">![Image <text:span text:style-name="T33">2</text:span>](ReadmeImages/20.IncidentReport.<text:span text:style-name="T33">png</text:span>)</text:p>
      <text:p text:style-name="P64"/>
      <text:p text:style-name="P25">To further utilise our risk assessment, we placed i<text:span text:style-name="T64">t</text:span> into a risk matrix on Jira. This enabled us to better visualise the risk prioritisation and where our measure controls needed to be more stringent. </text:p>
      <text:p text:style-name="P25"/>
      <text:p text:style-name="P30">![Image <text:span text:style-name="T34">3</text:span>](ReadmeImages/<text:span text:style-name="T9">19.RiskMatrix</text:span>.<text:span text:style-name="T33">png</text:span>)</text:p>
      <text:p text:style-name="P25"/>
      <text:p text:style-name="P18"><text:span text:style-name="T31">### </text:span>Jira/Git</text:p>
      <text:p text:style-name="P18"/>
      <text:p text:style-name="P25">As part of the design phase we created a shared Jira board modelled as a Scrum board, and populated it with the following epics:</text:p>
      <text:p text:style-name="P25"><text:soft-page-break/></text:p>
      <text:list xml:id="list3204100627" text:style-name="L5">
        <text:list-item>
          <text:p text:style-name="P91">Dev<text:span text:style-name="T65">O</text:span>ps</text:p>
        </text:list-item>
        <text:list-item>
          <text:p text:style-name="P91">Map/Location Data</text:p>
        </text:list-item>
        <text:list-item>
          <text:p text:style-name="P91">Documentation</text:p>
        </text:list-item>
        <text:list-item>
          <text:p text:style-name="P91">Information Cards/Profiles</text:p>
        </text:list-item>
        <text:list-item>
          <text:p text:style-name="P91">Database</text:p>
        </text:list-item>
        <text:list-item>
          <text:p text:style-name="P91">Testing</text:p>
        </text:list-item>
        <text:list-item>
          <text:p text:style-name="P91">Users</text:p>
        </text:list-item>
      </text:list>
      <text:p text:style-name="P25"><text:s/></text:p>
      <text:p text:style-name="P40">Which we then populated with their related issues <text:span text:style-name="T52">and child issues</text:span>. </text:p>
      <text:p text:style-name="P40"/>
      <text:p text:style-name="P31">![Image <text:span text:style-name="T34">4</text:span>](ReadmeImages/2.EpicsIssues.<text:span text:style-name="T33">png</text:span>)</text:p>
      <text:p text:style-name="P31"/>
      <text:p text:style-name="P44">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4"/>
      <text:p text:style-name="P37">![Image <text:span text:style-name="T56">5</text:span>](ReadmeImages/21.ChildIssues.<text:span text:style-name="T33">png</text:span>)</text:p>
      <text:p text:style-name="P65"/>
      <text:p text:style-name="P43">We created <text:span text:style-name="T41">six</text:span> GitHub repositor<text:span text:style-name="T65">ies</text:span> (Group3-supplementary, <text:span text:style-name="T15">Group3-Terraform,</text:span> Group3-Backend, Group3-Frontend, Group3-NGINX, <text:span text:style-name="T41">Group3-Selenium</text:span>) the latter <text:span text:style-name="T41">four</text:span> of which we connected to our Jira board <text:span text:style-name="T27">through a webhook</text:span>. <text:span text:style-name="T16">This </text:span>enable<text:span text:style-name="T16">d</text:span> us to make smart commits throughout the project, ensuring each team member’s progress was clear to the wider group. <text:span text:style-name="T47">The wehook also </text:span><text:span text:style-name="T50">enable</text:span><text:span text:style-name="T66">d</text:span><text:span text:style-name="T50"> us to automate and perf</text:span><text:span text:style-name="T24">or</text:span><text:span text:style-name="T50">m rolling updates triggered by pushes to main </text:span><text:span text:style-name="T53">branch</text:span><text:span text:style-name="T50">. </text:span></text:p>
      <text:p text:style-name="P36"/>
      <text:p text:style-name="P36">![Image <text:span text:style-name="T56">6</text:span>](ReadmeImages/1<text:span text:style-name="T38">6.Webhook</text:span>.<text:span text:style-name="T33">png</text:span>)</text:p>
      <text:p text:style-name="P36"/>
      <text:p text:style-name="P31">![Image <text:span text:style-name="T56">7</text:span>](ReadmeImages/<text:span text:style-name="T34">17.Webhook</text:span>.<text:span text:style-name="T33">png</text:span>)</text:p>
      <text:p text:style-name="P69"/>
      <text:p text:style-name="P46">The regular smart commits also enabled us to identify <text:span text:style-name="T16">what</text:span> adjustments or additions were made with each Git push. Which would be vital when managing branches and <text:span text:style-name="T67">identifying </text:span>the differences between versions of the project.</text:p>
      <text:p text:style-name="P46"/>
      <text:p text:style-name="P31">![Image <text:span text:style-name="T56">8</text:span>](ReadmeImages/4.smartCommits.<text:span text:style-name="T33">png</text:span>)</text:p>
      <text:p text:style-name="P31"/>
      <text:p text:style-name="P61">We used a feature branch model, <text:span text:style-name="T54">with a branch naming convention linked</text:span> to our Jira <text:span text:style-name="T68">board’s </text:span>epic and issue identifiers (numbers and name). This enabled us to divide our group into smaller teams to work simultaneously o<text:span text:style-name="T69">n</text:span> different areas of the project, e.g. backend, frontend <text:span text:style-name="T69">and</text:span> <text:span text:style-name="T69">D</text:span>ev<text:span text:style-name="T69">O</text:span>ps. Utilising the feature branch model also supported our security measures, as development was made on feature branches, protecting the main branch source code base.<text:span text:style-name="T13"> </text:span></text:p>
      <text:p text:style-name="P71"/>
      <text:p text:style-name="P38"><text:span text:style-name="T13">![Image </text:span><text:span text:style-name="T56">9</text:span><text:span text:style-name="T13">](ReadmeImages/</text:span><text:span text:style-name="T55">26</text:span><text:span text:style-name="T13">.NetworkGraphBackend.</text:span><text:span text:style-name="T33">png</text:span><text:span text:style-name="T13">)</text:span></text:p>
      <text:p text:style-name="P59"/>
      <text:p text:style-name="P39"><text:span text:style-name="T13">![Image </text:span><text:span text:style-name="T35">1</text:span><text:span text:style-name="T56">0</text:span><text:span text:style-name="T13">](ReadmeImages/27.NetworkGraphFrontend.</text:span><text:span text:style-name="T33">png</text:span><text:span text:style-name="T13">)</text:span></text:p>
      <text:p text:style-name="P60"/>
      <text:p text:style-name="P60">By implementing branch protection rules on our repositories, which enforced two peer reviews on all push request made, ensured all code was correct before approval.</text:p>
      <text:p text:style-name="P68"/>
      <text:p text:style-name="P38">![Image <text:span text:style-name="T35">1</text:span><text:span text:style-name="T59">1</text:span>](ReadmeImages/22.BranchProtectionRules.<text:span text:style-name="T33">png</text:span>)</text:p>
      <text:p text:style-name="P68"><text:soft-page-break/></text:p>
      <text:p text:style-name="P38">![Image <text:span text:style-name="T35">1</text:span><text:span text:style-name="T59">2</text:span>](ReadmeImages/12.MergeRequestsApprove.<text:span text:style-name="T33">png</text:span>)</text:p>
      <text:p text:style-name="P45"/>
      <text:p text:style-name="P47">We split our project into two sp<text:span text:style-name="T18">r</text:span><text:span text:style-name="T20">i</text:span>nts, with the focus on the first sprint being to produce an <text:span text:style-name="T70">minimun viable product (</text:span>MVP<text:span text:style-name="T70">)</text:span> with strong security, and the second sprint to develop our project into a <text:span text:style-name="T71">more refined</text:span> application. </text:p>
      <text:p text:style-name="P47"/>
      <text:p text:style-name="P31">![Image <text:span text:style-name="T59">13</text:span>](ReadmeImages/1.Sprint1Image.<text:span text:style-name="T33">png</text:span>)</text:p>
      <text:p text:style-name="P42"/>
      <text:p text:style-name="P41">We used Jira's built in reports to assess our efficiency and sprint allocations. <text:span text:style-name="T12">Our burn-down chart </text:span><text:span text:style-name="T26">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 </text:span><text:span text:style-name="T72">We were more familiar with the project by the second sprint, and were therefore able to populate our Jira board with the majority of the issues before initiating the sprint. As a result we deviated less from the guideline, than we had in the first week.</text:span></text:p>
      <text:p text:style-name="P41"/>
      <text:p text:style-name="P32">![Image <text:span text:style-name="T51">1</text:span><text:span text:style-name="T59">4</text:span>](ReadmeImages/3.Sprint1BurnDownChart.<text:span text:style-name="T33">png</text:span>)</text:p>
      <text:p text:style-name="P66"/>
      <text:p text:style-name="P32">![Image <text:span text:style-name="T35">1</text:span><text:span text:style-name="T59">5</text:span>](ReadmeImages/28.Sprint2BurnDownChart.<text:span text:style-name="T33">png</text:span>)</text:p>
      <text:p text:style-name="P70"/>
      <text:p text:style-name="P59"/>
      <text:p text:style-name="P15">* * * * *</text:p>
      <text:p text:style-name="P67"/>
      <text:p text:style-name="P19"><text:span text:style-name="T31">### </text:span>Data Structure Planning</text:p>
      <text:p text:style-name="P26"/>
      <text:p text:style-name="P33"><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ext:span><text:span text:style-name="T73">that</text:span><text:span text:style-name="T22"> </text:span><text:span text:style-name="T73">we had chosen to use</text:span><text:span text:style-name="T22">. The diagram also identified the relationship between the graph</text:span><text:span text:style-name="T23">s</text:span><text:span text:style-name="T22"> (many-to-many, one-to-many, etc).</text:span></text:p>
      <text:p text:style-name="P26"/>
      <text:p text:style-name="P34">![Image <text:span text:style-name="T35">1</text:span><text:span text:style-name="T59">6</text:span>](ReadmeImages/14.TableDataStructure.<text:span text:style-name="T33">png</text:span>)</text:p>
      <text:p text:style-name="P27"/>
      <text:p text:style-name="P28">Similarly a <text:span text:style-name="T23">table was produced to outline all the table</text:span><text:span text:style-name="T74">s</text:span><text:span text:style-name="T23"> and data field names and their type</text:span><text:span text:style-name="T74">s</text:span><text:span text:style-name="T23">, for example, Table name: vehicle_registration, data field name: Forenames, type: VARCHAR(50).</text:span></text:p>
      <text:p text:style-name="P28"/>
      <text:p text:style-name="P34">![Image <text:span text:style-name="T35">1</text:span><text:span text:style-name="T59">7</text:span>](ReadmeImages/15.CreateTablesSQL.<text:span text:style-name="T33">png</text:span>)</text:p>
      <text:p text:style-name="P27"/>
      <text:p text:style-name="P48">Both documents were created to standardise data usage, naming and type conventions, in an attempt to minimise merge conflicts.</text:p>
      <text:p text:style-name="P28"/>
      <text:p text:style-name="P16">* * * * *</text:p>
      <text:p text:style-name="P16"/>
      <text:p text:style-name="P16"><text:span text:style-name="T49">### </text:span><text:span text:style-name="T48">Backend</text:span></text:p>
      <text:p text:style-name="P21"/>
      <text:p text:style-name="P56"><text:soft-page-break/>The Backend is run in Java with a Spring Boot framework. <text:s/>It was built using Maven. It responds to the http request made to it with a vehicle registration plate with an InfoDTO that contains the JSON object required to display all the data for frontend.</text:p>
      <text:p text:style-name="P56"/>
      <text:p text:style-name="P57">The request in<text:span text:style-name="T77">i</text:span>tially lands in the controller class which contains a getmapping. From there it is passed through a service class that sends for data in all of the relevant repos required to build the JSON object. This class then constructs this object which consists of 3 parts: </text:p>
      <text:p text:style-name="P57"/>
      <text:list xml:id="list1277495241" text:style-name="L6">
        <text:list-item>
          <text:p text:style-name="P101"><text:span text:style-name="T76">A</text:span><text:span text:style-name="T75"> person object with data taken from the citizen and phone number database.</text:span></text:p>
        </text:list-item>
        <text:list-item>
          <text:p text:style-name="P101"><text:span text:style-name="T76">A</text:span><text:span text:style-name="T75"> list of vehicle registration sightings, with timestamps and locations, taken from the </text:span><text:span text:style-name="T76">ANPR</text:span><text:span text:style-name="T75"> camera and </text:span><text:span text:style-name="T76">ANPR</text:span><text:span text:style-name="T75"> observations databases. </text:span></text:p>
        </text:list-item>
        <text:list-item>
          <text:p text:style-name="P101"><text:span text:style-name="T76">A</text:span><text:span text:style-name="T75">nd, a vehicle object with data taken from the vehicle registrations</text:span></text:p>
          <text:p text:style-name="P93">taken from the database. <text:s/></text:p>
        </text:list-item>
      </text:list>
      <text:p text:style-name="P57"/>
      <text:p text:style-name="P57">The java classes that map onto these databases are connected via a relational database setup using spring annotations.</text:p>
      <text:p text:style-name="P21"/>
      <text:p text:style-name="P1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21"/>
      <text:p text:style-name="P35">![Image <text:span text:style-name="T59">18</text:span>](ReadmeImages/25.PlateSearchLog.<text:span text:style-name="T33">png</text:span>)</text:p>
      <text:p text:style-name="P35"/>
      <text:p text:style-name="P17">* * * * *</text:p>
      <text:p text:style-name="P21"/>
      <text:p text:style-name="P16"><text:span text:style-name="T49">### </text:span><text:span text:style-name="T48">Frontend</text:span></text:p>
      <text:p text:style-name="P21"/>
      <text:p text:style-name="P17">* * * * *</text:p>
      <text:p text:style-name="P21"/>
      <text:p text:style-name="P16"><text:span text:style-name="T49">### </text:span><text:span text:style-name="T48">Testing</text:span></text:p>
      <text:p text:style-name="P21"/>
      <text:p text:style-name="P58">Unit tests using JUnit are ran on all the functions in the services class of the backend to check the database <text:span text:style-name="T57">(H2 console)</text:span> is returning the correct values. </text:p>
      <text:p text:style-name="P35"/>
      <text:p text:style-name="P35">![Image <text:span text:style-name="T36">1</text:span><text:span text:style-name="T37">8</text:span>](ReadmeImages/24.UnitTesting.<text:span text:style-name="T33">png</text:span>)</text:p>
      <text:p text:style-name="P35"/>
      <text:p text:style-name="P58">An Integration test is ran on the get request to ensure that the correct infoDTO is returned by the search.</text:p>
      <text:p text:style-name="P35"/>
      <text:p text:style-name="P35">![Image <text:span text:style-name="T36">1</text:span><text:span text:style-name="T37">7</text:span>](ReadmeImages/23.IntergratedTesting.<text:span text:style-name="T33">png</text:span>)</text:p>
      <text:p text:style-name="P50"/>
      <text:p text:style-name="P62">For our m<text:span text:style-name="T58">anual </text:span>t<text:span text:style-name="T58">esting </text:span>we used a H2 console as a stand in for an RDS, whilst creating the backend. We also used Postman to send Get requests, whilst the frontend was being developed.</text:p>
      <text:p text:style-name="P62"/>
      <text:p text:style-name="P17">* * * * *</text:p>
      <text:p text:style-name="P21"/>
      <text:p text:style-name="P22">### Devops</text:p>
      <text:p text:style-name="P51"/>
      <text:p text:style-name="P15">* * * * *</text:p>
      <text:p text:style-name="P13"/>
      <text:p text:style-name="P49"><text:soft-page-break/><text:span text:style-name="T28">### </text:span><text:span text:style-name="T29">Application User Guide</text:span></text:p>
      <text:p text:style-name="P20"/>
      <text:p text:style-name="P15">* * * * *</text:p>
      <text:p text:style-name="P15"/>
      <text:p text:style-name="P14"><text:span text:style-name="T31">### </text:span>Stretch Goals</text:p>
      <text:p text:style-name="P52"/>
      <text:list xml:id="list3099653452" text:style-name="L7">
        <text:list-item>
          <text:p text:style-name="P94">Expansion of the suspect profile to include financial and mobile data:</text:p>
        </text:list-item>
      </text:list>
      <text:list xml:id="list3572361926" text:style-name="L8">
        <text:list-item>
          <text:list>
            <text:list-item>
              <text:p text:style-name="P98"><text:span text:style-name="T42">Subscriber Records – </text:span><text:span text:style-name="T43">N</text:span><text:span text:style-name="T42">etwork</text:span></text:p>
            </text:list-item>
            <text:list-item>
              <text:p text:style-name="P95">Bank Cards – Bank</text:p>
            </text:list-item>
          </text:list>
        </text:list-item>
      </text:list>
      <text:p text:style-name="P52"/>
      <text:list xml:id="list212044319817944" text:continue-numbering="true" text:style-name="L8">
        <text:list-item>
          <text:p text:style-name="P95">Expansion of the suspect location records to include: </text:p>
        </text:list-item>
      </text:list>
      <text:list xml:id="list3454768046" text:style-name="L9">
        <text:list-item>
          <text:list>
            <text:list-item>
              <text:p text:style-name="P96"><text:span text:style-name="T32">C</text:span>all and cell tower record</text:p>
            </text:list-item>
            <text:list-item>
              <text:p text:style-name="P96">EPOS and ATM transactions</text:p>
            </text:list-item>
          </text:list>
        </text:list-item>
      </text:list>
      <text:p text:style-name="P53"/>
      <text:p text:style-name="P53">Further location records such as this would be vital evidence when determining the <text:span text:style-name="T78">exact </text:span>driver of a car wh<text:span text:style-name="T78">en</text:span> is <text:span text:style-name="T78">has multiple </text:span>registered users.</text:p>
      <text:list xml:id="list212044337299530" text:continue-numbering="true" text:style-name="L9">
        <text:list-header>
          <text:p text:style-name="P96"/>
        </text:list-header>
        <text:list-item>
          <text:p text:style-name="P99"><text:span text:style-name="T45">Create a s</text:span><text:span text:style-name="T42">earch function in </text:span><text:span text:style-name="T44">the </text:span><text:span text:style-name="T42">suspect location map and table.</text:span></text:p>
        </text:list-item>
      </text:list>
      <text:p text:style-name="P52"/>
      <text:list xml:id="list212044880164153" text:continue-numbering="true" text:style-name="L9">
        <text:list-item>
          <text:p text:style-name="P99">Expand <text:span text:style-name="T60">auditing function</text:span> to <text:span text:style-name="T46">also </text:span>record <text:span text:style-name="T46">the </text:span>user and <text:span text:style-name="T46">a</text:span> time <text:span text:style-name="T79">and</text:span> date stamp.</text:p>
        </text:list-item>
      </text:list>
      <text:p text:style-name="P54"/>
      <text:p text:style-name="P15">* * * * *</text:p>
      <text:p text:style-name="P53"/>
      <text:p text:style-name="P14"><text:span text:style-name="T31">### </text:span>Acknowledgements</text:p>
      <text:p text:style-name="P55">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21:17:38.076000000</dc:date>
    <meta:editing-duration>PT12H33M31S</meta:editing-duration>
    <meta:editing-cycles>111</meta:editing-cycles>
    <meta:generator>LibreOffice/7.2.0.4$Windows_X86_64 LibreOffice_project/9a9c6381e3f7a62afc1329bd359cc48accb6435b</meta:generator>
    <meta:document-statistic meta:table-count="0" meta:image-count="0" meta:object-count="0" meta:page-count="6" meta:paragraph-count="128" meta:word-count="1623" meta:character-count="10258" meta:non-whitespace-character-count="8779"/>
  </office:meta>
</office:document-meta>
</file>